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05_14-56-26_000.jpg</text:p>
          </table:table-cell>
          <table:table-cell table:style-name="ce19" office:value-type="string">
            <text:p>:m 東和 PHOTO / 210206sa / 根岸駅＋バス / 国際埠頭㈱第２貯炭場 / １名 / 川本工業（三井住友建設） / 資料：天気</text:p>
          </table:table-cell>
          <table:table-cell table:style-name="ce4"/>
          <table:table-cell table:style-name="ce4"/>
          <table:table-cell table:style-name="ce4" office:value-type="string">
            <text:p>N-35-35-28.614807 E-139-34-49.105224</text:p>
          </table:table-cell>
          <table:table-cell table:style-name="ce35" table:formula="of:=IF([.E2]=&quot;&quot;;[.C2];CONCATENATE([.C2];&quot; / &quot;;[.E2]))" office:value-type="string" office:string-value=":m 東和 PHOTO / 210206sa / 根岸駅＋バス / 国際埠頭㈱第２貯炭場 / １名 / 川本工業（三井住友建設） / 資料：天気">
            <text:p>:m 東和 PHOTO / 210206sa / 根岸駅＋バス / 国際埠頭㈱第２貯炭場 / １名 / 川本工業（三井住友建設） / 資料：天気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2-05_15-16-16_000.jpg</text:p>
          </table:table-cell>
          <table:table-cell table:style-name="ce19" office:value-type="string">
            <text:p>:m 東和 PHOTO / 210206sa / 根岸駅＋バス / 国際埠頭㈱第２貯炭場 / １名 / 川本工業（三井住友建設） / 資料：交通</text:p>
          </table:table-cell>
          <table:table-cell table:style-name="ce4"/>
          <table:table-cell table:style-name="ce4"/>
          <table:table-cell table:style-name="ce4" office:value-type="string">
            <text:p>N-35-35-28.683471 E-139-34-49.270019</text:p>
          </table:table-cell>
          <table:table-cell table:style-name="ce35" table:formula="of:=IF([.E3]=&quot;&quot;;[.C3];CONCATENATE([.C3];&quot; / &quot;;[.E3]))" office:value-type="string" office:string-value=":m 東和 PHOTO / 210206sa / 根岸駅＋バス / 国際埠頭㈱第２貯炭場 / １名 / 川本工業（三井住友建設） / 資料：交通">
            <text:p>:m 東和 PHOTO / 210206sa / 根岸駅＋バス / 国際埠頭㈱第２貯炭場 / １名 / 川本工業（三井住友建設） / 資料：交通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05_15-17-13_000.jpg</text:p>
          </table:table-cell>
          <table:table-cell table:style-name="ce19" office:value-type="string">
            <text:p>:m 東和 PHOTO / 210206sa / 根岸駅＋バス / 国際埠頭㈱第２貯炭場 / １名 / 川本工業（三井住友建設） / 資料：スケジュール</text:p>
          </table:table-cell>
          <table:table-cell table:style-name="ce18"/>
          <table:table-cell table:style-name="ce4"/>
          <table:table-cell table:style-name="ce4" office:value-type="string">
            <text:p>N-35-35-28.669738 E-139-34-49.050292</text:p>
          </table:table-cell>
          <table:table-cell table:style-name="ce35" table:formula="of:=IF([.E4]=&quot;&quot;;[.C4];CONCATENATE([.C4];&quot; / &quot;;[.E4]))" office:value-type="string" office:string-value=":m 東和 PHOTO / 210206sa / 根岸駅＋バス / 国際埠頭㈱第２貯炭場 / １名 / 川本工業（三井住友建設） / 資料：スケジュール">
            <text:p>:m 東和 PHOTO / 210206sa / 根岸駅＋バス / 国際埠頭㈱第２貯炭場 / １名 / 川本工業（三井住友建設） / 資料：スケジュール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05_15-18-07_000.jpg</text:p>
          </table:table-cell>
          <table:table-cell table:style-name="ce19" office:value-type="string">
            <text:p>:m 東和 PHOTO / 210206sa / 根岸駅＋バス / 国際埠頭㈱第２貯炭場 / １名 / 川本工業（三井住友建設） / 資料：地図：根岸駅から</text:p>
          </table:table-cell>
          <table:table-cell table:style-name="ce19"/>
          <table:table-cell table:style-name="ce4"/>
          <table:table-cell table:style-name="ce4" office:value-type="string">
            <text:p>N-35-35-28.518676 E-139-34-48.995361</text:p>
          </table:table-cell>
          <table:table-cell table:style-name="ce35" table:formula="of:=IF([.E5]=&quot;&quot;;[.C5];CONCATENATE([.C5];&quot; / &quot;;[.E5]))" office:value-type="string" office:string-value=":m 東和 PHOTO / 210206sa / 根岸駅＋バス / 国際埠頭㈱第２貯炭場 / １名 / 川本工業（三井住友建設） / 資料：地図：根岸駅から">
            <text:p>:m 東和 PHOTO / 210206sa / 根岸駅＋バス / 国際埠頭㈱第２貯炭場 / １名 / 川本工業（三井住友建設） / 資料：地図：根岸駅から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05_15-20-04_000.jpg</text:p>
          </table:table-cell>
          <table:table-cell table:style-name="ce19" office:value-type="string">
            <text:p>:m 東和 PHOTO / 210206sa / 根岸駅＋バス / 国際埠頭㈱第２貯炭場 / １名 / 川本工業（三井住友建設） / 資料：地図：バス停から</text:p>
          </table:table-cell>
          <table:table-cell table:style-name="ce19"/>
          <table:table-cell table:style-name="ce4"/>
          <table:table-cell table:style-name="ce4" office:value-type="string">
            <text:p>N-35-35-28.601074 E-139-34-49.379882</text:p>
          </table:table-cell>
          <table:table-cell table:style-name="ce35" table:formula="of:=IF([.E6]=&quot;&quot;;[.C6];CONCATENATE([.C6];&quot; / &quot;;[.E6]))" office:value-type="string" office:string-value=":m 東和 PHOTO / 210206sa / 根岸駅＋バス / 国際埠頭㈱第２貯炭場 / １名 / 川本工業（三井住友建設） / 資料：地図：バス停から">
            <text:p>:m 東和 PHOTO / 210206sa / 根岸駅＋バス / 国際埠頭㈱第２貯炭場 / １名 / 川本工業（三井住友建設） / 資料：地図：バス停から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05_15-23-52_000.jpg</text:p>
          </table:table-cell>
          <table:table-cell table:style-name="ce19" office:value-type="string">
            <text:p>:m 東和 PHOTO / 210206sa / 根岸駅＋バス / 国際埠頭㈱第２貯炭場 / １名 / 川本工業（三井住友建設） / 資料：地図：根岸駅から</text:p>
          </table:table-cell>
          <table:table-cell table:style-name="ce18"/>
          <table:table-cell table:style-name="ce4"/>
          <table:table-cell table:style-name="ce4" office:value-type="string">
            <text:p>N-35-35-28.573608 E-139-34-49.050292</text:p>
          </table:table-cell>
          <table:table-cell table:style-name="ce35" table:formula="of:=IF([.E7]=&quot;&quot;;[.C7];CONCATENATE([.C7];&quot; / &quot;;[.E7]))" office:value-type="string" office:string-value=":m 東和 PHOTO / 210206sa / 根岸駅＋バス / 国際埠頭㈱第２貯炭場 / １名 / 川本工業（三井住友建設） / 資料：地図：根岸駅から">
            <text:p>:m 東和 PHOTO / 210206sa / 根岸駅＋バス / 国際埠頭㈱第２貯炭場 / １名 / 川本工業（三井住友建設） / 資料：地図：根岸駅から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05_20-41-07_000.jpg</text:p>
          </table:table-cell>
          <table:table-cell table:style-name="ce19" office:value-type="string">
            <text:p>:m 食べた物 / 薬味前</text:p>
          </table:table-cell>
          <table:table-cell table:style-name="ce19"/>
          <table:table-cell table:style-name="ce4"/>
          <table:table-cell table:style-name="ce4" office:value-type="string">
            <text:p>N-35-35-28.697204 E-139-34-49.270019</text:p>
          </table:table-cell>
          <table:table-cell table:style-name="ce35" table:formula="of:=IF([.E8]=&quot;&quot;;[.C8];CONCATENATE([.C8];&quot; / &quot;;[.E8]))" office:value-type="string" office:string-value=":m 食べた物 / 薬味前">
            <text:p>:m 食べた物 / 薬味前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2-05_20-46-02_000.jpg</text:p>
          </table:table-cell>
          <table:table-cell table:style-name="ce20" office:value-type="string">
            <text:p>:m 食べた物 / 薬味後</text:p>
          </table:table-cell>
          <table:table-cell table:style-name="ce18"/>
          <table:table-cell table:style-name="ce4"/>
          <table:table-cell table:style-name="ce4" office:value-type="string">
            <text:p>N-35-35-28.738403 E-139-34-49.379882</text:p>
          </table:table-cell>
          <table:table-cell table:style-name="ce35" table:formula="of:=IF([.E9]=&quot;&quot;;[.C9];CONCATENATE([.C9];&quot; / &quot;;[.E9]))" office:value-type="string" office:string-value=":m 食べた物 / 薬味後">
            <text:p>:m 食べた物 / 薬味後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2-05_22-36-06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73608 E-139-34-49.215087</text:p>
          </table:table-cell>
          <table:table-cell table:style-name="ce35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2-06_01-02-50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614807 E-139-34-49.160156</text:p>
          </table:table-cell>
          <table:table-cell table:style-name="ce35" table:formula="of:=IF([.E11]=&quot;&quot;;[.C11];CONCATENATE([.C11];&quot; / &quot;;[.E11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2-06_03-57-55_000.jpg</text:p>
          </table:table-cell>
          <table:table-cell table:style-name="ce17" office:value-type="string">
            <text:p>:m :PHOTO 起きた時刻 / 2020</text:p>
          </table:table-cell>
          <table:table-cell table:style-name="ce20"/>
          <table:table-cell table:style-name="ce4"/>
          <table:table-cell table:style-name="ce4" office:value-type="string">
            <text:p>N-35-35-28.807067 E-139-34-49.434814</text:p>
          </table:table-cell>
          <table:table-cell table:style-name="ce35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2-06_05-11-29_000.jpg</text:p>
          </table:table-cell>
          <table:table-cell table:style-name="ce19" office:value-type="string">
            <text:p>:m 東和 PHOTO / 210206sa / 根岸駅＋バス / 国際埠頭㈱第２貯炭場 / １名 / 川本工業（三井住友建設） / 出発時間 / N-35-35-28.367614 E-139-34-49.764404</text:p>
          </table:table-cell>
          <table:table-cell table:style-name="ce18"/>
          <table:table-cell table:style-name="ce4" table:formula="of:=[.F13]" office:value-type="string" office:string-value="N-35-35-28.367614 E-139-34-49.764404">
            <text:p>N-35-35-28.367614 E-139-34-49.764404</text:p>
          </table:table-cell>
          <table:table-cell table:style-name="ce4" office:value-type="string">
            <text:p>N-35-35-28.367614 E-139-34-49.764404</text:p>
          </table:table-cell>
          <table:table-cell table:style-name="ce35" table:formula="of:=IF([.E13]=&quot;&quot;;[.C13];CONCATENATE([.C13];&quot; / &quot;;[.E13]))" office:value-type="string" office:string-value=":m 東和 PHOTO / 210206sa / 根岸駅＋バス / 国際埠頭㈱第２貯炭場 / １名 / 川本工業（三井住友建設） / 出発時間 / N-35-35-28.367614 E-139-34-49.764404 / N-35-35-28.367614 E-139-34-49.764404">
            <text:p>:m 東和 PHOTO / 210206sa / 根岸駅＋バス / 国際埠頭㈱第２貯炭場 / １名 / 川本工業（三井住友建設） / 出発時間 / N-35-35-28.367614 E-139-34-49.764404 / N-35-35-28.367614 E-139-34-49.764404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2-06_06-43-19_000.jpg</text:p>
          </table:table-cell>
          <table:table-cell table:style-name="ce19" office:value-type="string">
            <text:p>:m 東和 PHOTO / 210206sa / 根岸駅＋バス / 国際埠頭㈱第２貯炭場 / １名 / 川本工業（三井住友建設） / 最寄駅：周辺 / N-35-24-57.669982 E-139-38-6.968994</text:p>
          </table:table-cell>
          <table:table-cell table:style-name="ce19"/>
          <table:table-cell table:style-name="ce4" table:formula="of:=[.F14]" office:value-type="string" office:string-value="N-35-24-57.669982 E-139-38-6.968994">
            <text:p>N-35-24-57.669982 E-139-38-6.968994</text:p>
          </table:table-cell>
          <table:table-cell table:style-name="ce4" office:value-type="string">
            <text:p>N-35-24-57.669982 E-139-38-6.968994</text:p>
          </table:table-cell>
          <table:table-cell table:style-name="ce35" table:formula="of:=IF([.E14]=&quot;&quot;;[.C14];CONCATENATE([.C14];&quot; / &quot;;[.E14]))" office:value-type="string" office:string-value=":m 東和 PHOTO / 210206sa / 根岸駅＋バス / 国際埠頭㈱第２貯炭場 / １名 / 川本工業（三井住友建設） / 最寄駅：周辺 / N-35-24-57.669982 E-139-38-6.968994 / N-35-24-57.669982 E-139-38-6.968994">
            <text:p>:m 東和 PHOTO / 210206sa / 根岸駅＋バス / 国際埠頭㈱第２貯炭場 / １名 / 川本工業（三井住友建設） / 最寄駅：周辺 / N-35-24-57.669982 E-139-38-6.968994 / N-35-24-57.669982 E-139-38-6.968994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2-06_06-43-22_000.jpg</text:p>
          </table:table-cell>
          <table:table-cell table:style-name="ce19" office:value-type="string">
            <text:p>:m 東和 PHOTO / 210206sa / 根岸駅＋バス / 国際埠頭㈱第２貯炭場 / １名 / 川本工業（三井住友建設） / 最寄駅：周辺 / N-35-24-57.669982 E-139-38-6.968994</text:p>
          </table:table-cell>
          <table:table-cell table:style-name="ce17"/>
          <table:table-cell table:style-name="ce4" table:formula="of:=[.F15]" office:value-type="string" office:string-value="N-35-24-57.669982 E-139-38-6.968994">
            <text:p>N-35-24-57.669982 E-139-38-6.968994</text:p>
          </table:table-cell>
          <table:table-cell table:style-name="ce4" office:value-type="string">
            <text:p>N-35-24-57.669982 E-139-38-6.968994</text:p>
          </table:table-cell>
          <table:table-cell table:style-name="ce35" table:formula="of:=IF([.E15]=&quot;&quot;;[.C15];CONCATENATE([.C15];&quot; / &quot;;[.E15]))" office:value-type="string" office:string-value=":m 東和 PHOTO / 210206sa / 根岸駅＋バス / 国際埠頭㈱第２貯炭場 / １名 / 川本工業（三井住友建設） / 最寄駅：周辺 / N-35-24-57.669982 E-139-38-6.968994 / N-35-24-57.669982 E-139-38-6.968994">
            <text:p>:m 東和 PHOTO / 210206sa / 根岸駅＋バス / 国際埠頭㈱第２貯炭場 / １名 / 川本工業（三井住友建設） / 最寄駅：周辺 / N-35-24-57.669982 E-139-38-6.968994 / N-35-24-57.669982 E-139-38-6.968994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2-06_06-43-25_000.jpg</text:p>
          </table:table-cell>
          <table:table-cell table:style-name="ce19" office:value-type="string">
            <text:p>:m 東和 PHOTO / 210206sa / 根岸駅＋バス / 国際埠頭㈱第２貯炭場 / １名 / 川本工業（三井住友建設） / 最寄駅：周辺 / N-35-24-57.669982 E-139-38-6.968994</text:p>
          </table:table-cell>
          <table:table-cell table:style-name="ce20"/>
          <table:table-cell table:style-name="ce4" table:formula="of:=[.F16]" office:value-type="string" office:string-value="N-35-24-57.669982 E-139-38-6.968994">
            <text:p>N-35-24-57.669982 E-139-38-6.968994</text:p>
          </table:table-cell>
          <table:table-cell table:style-name="ce4" office:value-type="string">
            <text:p>N-35-24-57.669982 E-139-38-6.968994</text:p>
          </table:table-cell>
          <table:table-cell table:style-name="ce35" table:formula="of:=IF([.E16]=&quot;&quot;;[.C16];CONCATENATE([.C16];&quot; / &quot;;[.E16]))" office:value-type="string" office:string-value=":m 東和 PHOTO / 210206sa / 根岸駅＋バス / 国際埠頭㈱第２貯炭場 / １名 / 川本工業（三井住友建設） / 最寄駅：周辺 / N-35-24-57.669982 E-139-38-6.968994 / N-35-24-57.669982 E-139-38-6.968994">
            <text:p>:m 東和 PHOTO / 210206sa / 根岸駅＋バス / 国際埠頭㈱第２貯炭場 / １名 / 川本工業（三井住友建設） / 最寄駅：周辺 / N-35-24-57.669982 E-139-38-6.968994 / N-35-24-57.669982 E-139-38-6.968994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2-06_06-43-32_000.jpg</text:p>
          </table:table-cell>
          <table:table-cell table:style-name="ce19" office:value-type="string">
            <text:p>:m 東和 PHOTO / 210206sa / 根岸駅＋バス / 国際埠頭㈱第２貯炭場 / １名 / 川本工業（三井住友建設） / 最寄駅：周辺 / N-35-24-57.669982 E-139-38-6.968994</text:p>
          </table:table-cell>
          <table:table-cell table:style-name="ce17"/>
          <table:table-cell table:style-name="ce4" table:formula="of:=[.F17]" office:value-type="string" office:string-value="N-35-24-57.669982 E-139-38-6.968994">
            <text:p>N-35-24-57.669982 E-139-38-6.968994</text:p>
          </table:table-cell>
          <table:table-cell table:style-name="ce4" office:value-type="string">
            <text:p>N-35-24-57.669982 E-139-38-6.968994</text:p>
          </table:table-cell>
          <table:table-cell table:style-name="ce35" table:formula="of:=IF([.E17]=&quot;&quot;;[.C17];CONCATENATE([.C17];&quot; / &quot;;[.E17]))" office:value-type="string" office:string-value=":m 東和 PHOTO / 210206sa / 根岸駅＋バス / 国際埠頭㈱第２貯炭場 / １名 / 川本工業（三井住友建設） / 最寄駅：周辺 / N-35-24-57.669982 E-139-38-6.968994 / N-35-24-57.669982 E-139-38-6.968994">
            <text:p>:m 東和 PHOTO / 210206sa / 根岸駅＋バス / 国際埠頭㈱第２貯炭場 / １名 / 川本工業（三井住友建設） / 最寄駅：周辺 / N-35-24-57.669982 E-139-38-6.968994 / N-35-24-57.669982 E-139-38-6.968994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2-06_06-43-33_000.jpg</text:p>
          </table:table-cell>
          <table:table-cell table:style-name="ce19" office:value-type="string">
            <text:p>:m 東和 PHOTO / 210206sa / 根岸駅＋バス / 国際埠頭㈱第２貯炭場 / １名 / 川本工業（三井住友建設） / 最寄駅：周辺 / N-35-24-57.669982 E-139-38-6.968994</text:p>
          </table:table-cell>
          <table:table-cell table:style-name="ce20"/>
          <table:table-cell table:style-name="ce4" table:formula="of:=[.F18]" office:value-type="string" office:string-value="N-35-24-57.669982 E-139-38-6.968994">
            <text:p>N-35-24-57.669982 E-139-38-6.968994</text:p>
          </table:table-cell>
          <table:table-cell table:style-name="ce4" office:value-type="string">
            <text:p>N-35-24-57.669982 E-139-38-6.968994</text:p>
          </table:table-cell>
          <table:table-cell table:style-name="ce35" table:formula="of:=IF([.E18]=&quot;&quot;;[.C18];CONCATENATE([.C18];&quot; / &quot;;[.E18]))" office:value-type="string" office:string-value=":m 東和 PHOTO / 210206sa / 根岸駅＋バス / 国際埠頭㈱第２貯炭場 / １名 / 川本工業（三井住友建設） / 最寄駅：周辺 / N-35-24-57.669982 E-139-38-6.968994 / N-35-24-57.669982 E-139-38-6.968994">
            <text:p>:m 東和 PHOTO / 210206sa / 根岸駅＋バス / 国際埠頭㈱第２貯炭場 / １名 / 川本工業（三井住友建設） / 最寄駅：周辺 / N-35-24-57.669982 E-139-38-6.968994 / N-35-24-57.669982 E-139-38-6.96899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2-06_12-46-48_000.jpg</text:p>
          </table:table-cell>
          <table:table-cell table:style-name="ce8" office:value-type="string">
            <text:p>:PHOTO 記録しておきたいもの / @根岸駅＋バス、東和現場；隣接の土地 / object=塩の山 / N-35-24-31.79718 E-139-40-29.077148</text:p>
          </table:table-cell>
          <table:table-cell table:style-name="ce18"/>
          <table:table-cell table:style-name="ce4" table:formula="of:=[.F19]" office:value-type="string" office:string-value="N-35-24-31.79718 E-139-40-29.077148">
            <text:p>N-35-24-31.79718 E-139-40-29.077148</text:p>
          </table:table-cell>
          <table:table-cell table:style-name="ce4" office:value-type="string">
            <text:p>N-35-24-31.79718 E-139-40-29.077148</text:p>
          </table:table-cell>
          <table:table-cell table:style-name="ce35" table:formula="of:=IF([.E19]=&quot;&quot;;[.C19];CONCATENATE([.C19];&quot; / &quot;;[.E19]))" office:value-type="string" office:string-value=":PHOTO 記録しておきたいもの / @根岸駅＋バス、東和現場；隣接の土地 / object=塩の山 / N-35-24-31.79718 E-139-40-29.077148 / N-35-24-31.79718 E-139-40-29.077148">
            <text:p>:PHOTO 記録しておきたいもの / @根岸駅＋バス、東和現場；隣接の土地 / object=塩の山 / N-35-24-31.79718 E-139-40-29.077148 / N-35-24-31.79718 E-139-40-29.077148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2-06_12-46-49_000.jpg</text:p>
          </table:table-cell>
          <table:table-cell table:style-name="ce8" office:value-type="string">
            <text:p>:PHOTO 記録しておきたいもの / @根岸駅＋バス、東和現場；隣接の土地 / object=塩の山 / N-35-24-31.79718 E-139-40-29.077148</text:p>
          </table:table-cell>
          <table:table-cell table:style-name="ce18"/>
          <table:table-cell table:style-name="ce4" table:formula="of:=[.F20]" office:value-type="string" office:string-value="N-35-24-31.79718 E-139-40-29.077148">
            <text:p>N-35-24-31.79718 E-139-40-29.077148</text:p>
          </table:table-cell>
          <table:table-cell table:style-name="ce4" office:value-type="string">
            <text:p>N-35-24-31.79718 E-139-40-29.077148</text:p>
          </table:table-cell>
          <table:table-cell table:style-name="ce35" table:formula="of:=IF([.E20]=&quot;&quot;;[.C20];CONCATENATE([.C20];&quot; / &quot;;[.E20]))" office:value-type="string" office:string-value=":PHOTO 記録しておきたいもの / @根岸駅＋バス、東和現場；隣接の土地 / object=塩の山 / N-35-24-31.79718 E-139-40-29.077148 / N-35-24-31.79718 E-139-40-29.077148">
            <text:p>:PHOTO 記録しておきたいもの / @根岸駅＋バス、東和現場；隣接の土地 / object=塩の山 / N-35-24-31.79718 E-139-40-29.077148 / N-35-24-31.79718 E-139-40-29.077148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2-06_12-46-50_000.jpg</text:p>
          </table:table-cell>
          <table:table-cell table:style-name="ce8" office:value-type="string">
            <text:p>:PHOTO 記録しておきたいもの / @根岸駅＋バス、東和現場；隣接の土地 / object=塩の山 / N-35-24-31.79718 E-139-40-29.077148</text:p>
          </table:table-cell>
          <table:table-cell table:style-name="ce19"/>
          <table:table-cell table:style-name="ce4" table:formula="of:=[.F21]" office:value-type="string" office:string-value="N-35-24-31.79718 E-139-40-29.077148">
            <text:p>N-35-24-31.79718 E-139-40-29.077148</text:p>
          </table:table-cell>
          <table:table-cell table:style-name="ce4" office:value-type="string">
            <text:p>N-35-24-31.79718 E-139-40-29.077148</text:p>
          </table:table-cell>
          <table:table-cell table:style-name="ce35" table:formula="of:=IF([.E21]=&quot;&quot;;[.C21];CONCATENATE([.C21];&quot; / &quot;;[.E21]))" office:value-type="string" office:string-value=":PHOTO 記録しておきたいもの / @根岸駅＋バス、東和現場；隣接の土地 / object=塩の山 / N-35-24-31.79718 E-139-40-29.077148 / N-35-24-31.79718 E-139-40-29.077148">
            <text:p>:PHOTO 記録しておきたいもの / @根岸駅＋バス、東和現場；隣接の土地 / object=塩の山 / N-35-24-31.79718 E-139-40-29.077148 / N-35-24-31.79718 E-139-40-29.077148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2-06_12-46-55_000.jpg</text:p>
          </table:table-cell>
          <table:table-cell table:style-name="ce8" office:value-type="string">
            <text:p>:PHOTO 記録しておきたいもの / @根岸駅＋バス、東和現場；隣接の土地 / object=塩の山 / N-35-24-31.79718 E-139-40-29.077148</text:p>
          </table:table-cell>
          <table:table-cell table:style-name="ce17"/>
          <table:table-cell table:style-name="ce4" table:formula="of:=[.F22]" office:value-type="string" office:string-value="N-35-24-31.79718 E-139-40-29.077148">
            <text:p>N-35-24-31.79718 E-139-40-29.077148</text:p>
          </table:table-cell>
          <table:table-cell table:style-name="ce4" office:value-type="string">
            <text:p>N-35-24-31.79718 E-139-40-29.077148</text:p>
          </table:table-cell>
          <table:table-cell table:style-name="ce35" table:formula="of:=IF([.E22]=&quot;&quot;;[.C22];CONCATENATE([.C22];&quot; / &quot;;[.E22]))" office:value-type="string" office:string-value=":PHOTO 記録しておきたいもの / @根岸駅＋バス、東和現場；隣接の土地 / object=塩の山 / N-35-24-31.79718 E-139-40-29.077148 / N-35-24-31.79718 E-139-40-29.077148">
            <text:p>:PHOTO 記録しておきたいもの / @根岸駅＋バス、東和現場；隣接の土地 / object=塩の山 / N-35-24-31.79718 E-139-40-29.077148 / N-35-24-31.79718 E-139-40-29.077148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2-06_12-47-09_000.jpg</text:p>
          </table:table-cell>
          <table:table-cell table:style-name="ce8" office:value-type="string">
            <text:p>:PHOTO 記録しておきたいもの / @根岸駅＋バス、東和現場；隣接の土地 / object=塩の山 / N-35-24-31.742248 E-139-40-29.626464</text:p>
          </table:table-cell>
          <table:table-cell table:style-name="ce24"/>
          <table:table-cell table:style-name="ce4" table:formula="of:=[.F23]" office:value-type="string" office:string-value="N-35-24-31.742248 E-139-40-29.626464">
            <text:p>N-35-24-31.742248 E-139-40-29.626464</text:p>
          </table:table-cell>
          <table:table-cell table:style-name="ce4" office:value-type="string">
            <text:p>N-35-24-31.742248 E-139-40-29.626464</text:p>
          </table:table-cell>
          <table:table-cell table:style-name="ce35" table:formula="of:=IF([.E23]=&quot;&quot;;[.C23];CONCATENATE([.C23];&quot; / &quot;;[.E23]))" office:value-type="string" office:string-value=":PHOTO 記録しておきたいもの / @根岸駅＋バス、東和現場；隣接の土地 / object=塩の山 / N-35-24-31.742248 E-139-40-29.626464 / N-35-24-31.742248 E-139-40-29.626464">
            <text:p>:PHOTO 記録しておきたいもの / @根岸駅＋バス、東和現場；隣接の土地 / object=塩の山 / N-35-24-31.742248 E-139-40-29.626464 / N-35-24-31.742248 E-139-40-29.62646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2-06_12-47-11_000.jpg</text:p>
          </table:table-cell>
          <table:table-cell table:style-name="ce8" office:value-type="string">
            <text:p>:PHOTO 記録しておきたいもの / @根岸駅＋バス、東和現場；隣接の土地 / object=塩の山 / N-35-24-31.742248 E-139-40-29.626464</text:p>
          </table:table-cell>
          <table:table-cell table:style-name="ce18"/>
          <table:table-cell table:style-name="ce4" table:formula="of:=[.F24]" office:value-type="string" office:string-value="N-35-24-31.742248 E-139-40-29.626464">
            <text:p>N-35-24-31.742248 E-139-40-29.626464</text:p>
          </table:table-cell>
          <table:table-cell table:style-name="ce4" office:value-type="string">
            <text:p>N-35-24-31.742248 E-139-40-29.626464</text:p>
          </table:table-cell>
          <table:table-cell table:style-name="ce35" table:formula="of:=IF([.E24]=&quot;&quot;;[.C24];CONCATENATE([.C24];&quot; / &quot;;[.E24]))" office:value-type="string" office:string-value=":PHOTO 記録しておきたいもの / @根岸駅＋バス、東和現場；隣接の土地 / object=塩の山 / N-35-24-31.742248 E-139-40-29.626464 / N-35-24-31.742248 E-139-40-29.626464">
            <text:p>:PHOTO 記録しておきたいもの / @根岸駅＋バス、東和現場；隣接の土地 / object=塩の山 / N-35-24-31.742248 E-139-40-29.626464 / N-35-24-31.742248 E-139-40-29.62646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2-06_12-47-13_000.jpg</text:p>
          </table:table-cell>
          <table:table-cell table:style-name="ce8" office:value-type="string">
            <text:p>:PHOTO 記録しておきたいもの / @根岸駅＋バス、東和現場；隣接の土地 / object=塩の山 / N-35-24-31.742248 E-139-40-29.626464</text:p>
          </table:table-cell>
          <table:table-cell table:style-name="ce19"/>
          <table:table-cell table:style-name="ce4" table:formula="of:=[.F25]" office:value-type="string" office:string-value="N-35-24-31.742248 E-139-40-29.626464">
            <text:p>N-35-24-31.742248 E-139-40-29.626464</text:p>
          </table:table-cell>
          <table:table-cell table:style-name="ce4" office:value-type="string">
            <text:p>N-35-24-31.742248 E-139-40-29.626464</text:p>
          </table:table-cell>
          <table:table-cell table:style-name="ce35" table:formula="of:=IF([.E25]=&quot;&quot;;[.C25];CONCATENATE([.C25];&quot; / &quot;;[.E25]))" office:value-type="string" office:string-value=":PHOTO 記録しておきたいもの / @根岸駅＋バス、東和現場；隣接の土地 / object=塩の山 / N-35-24-31.742248 E-139-40-29.626464 / N-35-24-31.742248 E-139-40-29.626464">
            <text:p>:PHOTO 記録しておきたいもの / @根岸駅＋バス、東和現場；隣接の土地 / object=塩の山 / N-35-24-31.742248 E-139-40-29.626464 / N-35-24-31.742248 E-139-40-29.62646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2-06_12-47-37_000.jpg</text:p>
          </table:table-cell>
          <table:table-cell table:style-name="ce8" office:value-type="string">
            <text:p>:PHOTO 記録しておきたいもの / @根岸駅＋バス、東和現場；隣接の土地 / object=塩の山 / N-35-24-30.135498 E-139-40-30.83496</text:p>
          </table:table-cell>
          <table:table-cell table:style-name="ce17"/>
          <table:table-cell table:style-name="ce4" table:formula="of:=[.F26]" office:value-type="string" office:string-value="N-35-24-30.135498 E-139-40-30.83496">
            <text:p>N-35-24-30.135498 E-139-40-30.83496</text:p>
          </table:table-cell>
          <table:table-cell table:style-name="ce4" office:value-type="string">
            <text:p>N-35-24-30.135498 E-139-40-30.83496</text:p>
          </table:table-cell>
          <table:table-cell table:style-name="ce35" table:formula="of:=IF([.E26]=&quot;&quot;;[.C26];CONCATENATE([.C26];&quot; / &quot;;[.E26]))" office:value-type="string" office:string-value=":PHOTO 記録しておきたいもの / @根岸駅＋バス、東和現場；隣接の土地 / object=塩の山 / N-35-24-30.135498 E-139-40-30.83496 / N-35-24-30.135498 E-139-40-30.83496">
            <text:p>:PHOTO 記録しておきたいもの / @根岸駅＋バス、東和現場；隣接の土地 / object=塩の山 / N-35-24-30.135498 E-139-40-30.83496 / N-35-24-30.135498 E-139-40-30.83496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2-06_12-47-43_000.jpg</text:p>
          </table:table-cell>
          <table:table-cell table:style-name="ce8" office:value-type="string">
            <text:p>:PHOTO 記録しておきたいもの / @根岸駅＋バス、東和現場；隣接の土地 / object=塩の山 / N-35-24-30.135498 E-139-40-30.83496</text:p>
          </table:table-cell>
          <table:table-cell table:style-name="ce19"/>
          <table:table-cell table:style-name="ce4" table:formula="of:=[.F27]" office:value-type="string" office:string-value="N-35-24-30.135498 E-139-40-30.83496">
            <text:p>N-35-24-30.135498 E-139-40-30.83496</text:p>
          </table:table-cell>
          <table:table-cell table:style-name="ce4" office:value-type="string">
            <text:p>N-35-24-30.135498 E-139-40-30.83496</text:p>
          </table:table-cell>
          <table:table-cell table:style-name="ce35" table:formula="of:=IF([.E27]=&quot;&quot;;[.C27];CONCATENATE([.C27];&quot; / &quot;;[.E27]))" office:value-type="string" office:string-value=":PHOTO 記録しておきたいもの / @根岸駅＋バス、東和現場；隣接の土地 / object=塩の山 / N-35-24-30.135498 E-139-40-30.83496 / N-35-24-30.135498 E-139-40-30.83496">
            <text:p>:PHOTO 記録しておきたいもの / @根岸駅＋バス、東和現場；隣接の土地 / object=塩の山 / N-35-24-30.135498 E-139-40-30.83496 / N-35-24-30.135498 E-139-40-30.83496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2-06_12-47-50_000.jpg</text:p>
          </table:table-cell>
          <table:table-cell table:style-name="ce8" office:value-type="string">
            <text:p>:PHOTO 記録しておきたいもの / @根岸駅＋バス、東和現場；隣接の土地 / object=塩の山 / N-35-24-30.135498 E-139-40-30.83496</text:p>
          </table:table-cell>
          <table:table-cell table:style-name="ce17"/>
          <table:table-cell table:style-name="ce4" table:formula="of:=[.F28]" office:value-type="string" office:string-value="N-35-24-30.135498 E-139-40-30.83496">
            <text:p>N-35-24-30.135498 E-139-40-30.83496</text:p>
          </table:table-cell>
          <table:table-cell table:style-name="ce4" office:value-type="string">
            <text:p>N-35-24-30.135498 E-139-40-30.83496</text:p>
          </table:table-cell>
          <table:table-cell table:style-name="ce35" table:formula="of:=IF([.E28]=&quot;&quot;;[.C28];CONCATENATE([.C28];&quot; / &quot;;[.E28]))" office:value-type="string" office:string-value=":PHOTO 記録しておきたいもの / @根岸駅＋バス、東和現場；隣接の土地 / object=塩の山 / N-35-24-30.135498 E-139-40-30.83496 / N-35-24-30.135498 E-139-40-30.83496">
            <text:p>:PHOTO 記録しておきたいもの / @根岸駅＋バス、東和現場；隣接の土地 / object=塩の山 / N-35-24-30.135498 E-139-40-30.83496 / N-35-24-30.135498 E-139-40-30.83496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2-06_12-48-01_000.jpg</text:p>
          </table:table-cell>
          <table:table-cell table:style-name="ce8" office:value-type="string">
            <text:p>:PHOTO 記録しておきたいもの / @根岸駅＋バス、東和現場；隣接の土地 / object=塩の山 / N-35-24-30.561218 E-139-40-30.889892</text:p>
          </table:table-cell>
          <table:table-cell table:style-name="ce20"/>
          <table:table-cell table:style-name="ce4" table:formula="of:=[.F29]" office:value-type="string" office:string-value="N-35-24-30.561218 E-139-40-30.889892">
            <text:p>N-35-24-30.561218 E-139-40-30.889892</text:p>
          </table:table-cell>
          <table:table-cell table:style-name="ce4" office:value-type="string">
            <text:p>N-35-24-30.561218 E-139-40-30.889892</text:p>
          </table:table-cell>
          <table:table-cell table:style-name="ce35" table:formula="of:=IF([.E29]=&quot;&quot;;[.C29];CONCATENATE([.C29];&quot; / &quot;;[.E29]))" office:value-type="string" office:string-value=":PHOTO 記録しておきたいもの / @根岸駅＋バス、東和現場；隣接の土地 / object=塩の山 / N-35-24-30.561218 E-139-40-30.889892 / N-35-24-30.561218 E-139-40-30.889892">
            <text:p>:PHOTO 記録しておきたいもの / @根岸駅＋バス、東和現場；隣接の土地 / object=塩の山 / N-35-24-30.561218 E-139-40-30.889892 / N-35-24-30.561218 E-139-40-30.889892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2-06_12-48-17_000.jpg</text:p>
          </table:table-cell>
          <table:table-cell table:style-name="ce8" office:value-type="string">
            <text:p>:PHOTO 記録しておきたいもの / @根岸駅＋バス、東和現場；隣接の土地 / object=塩の山 / N-35-24-29.95697 E-139-40-30.615234</text:p>
          </table:table-cell>
          <table:table-cell table:style-name="ce19"/>
          <table:table-cell table:style-name="ce4" table:formula="of:=[.F30]" office:value-type="string" office:string-value="N-35-24-29.95697 E-139-40-30.615234">
            <text:p>N-35-24-29.95697 E-139-40-30.615234</text:p>
          </table:table-cell>
          <table:table-cell table:style-name="ce4" office:value-type="string">
            <text:p>N-35-24-29.95697 E-139-40-30.615234</text:p>
          </table:table-cell>
          <table:table-cell table:style-name="ce35" table:formula="of:=IF([.E30]=&quot;&quot;;[.C30];CONCATENATE([.C30];&quot; / &quot;;[.E30]))" office:value-type="string" office:string-value=":PHOTO 記録しておきたいもの / @根岸駅＋バス、東和現場；隣接の土地 / object=塩の山 / N-35-24-29.95697 E-139-40-30.615234 / N-35-24-29.95697 E-139-40-30.615234">
            <text:p>:PHOTO 記録しておきたいもの / @根岸駅＋バス、東和現場；隣接の土地 / object=塩の山 / N-35-24-29.95697 E-139-40-30.615234 / N-35-24-29.95697 E-139-40-30.61523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02-06_12-49-42_000.jpg</text:p>
          </table:table-cell>
          <table:table-cell table:style-name="ce8" office:value-type="string">
            <text:p>:PHOTO 記録しておきたいもの / @根岸駅＋バス、東和現場；隣接の土地 / object=塩の山 / N-35-24-29.284057 E-139-40-30.725097</text:p>
          </table:table-cell>
          <table:table-cell table:style-name="ce17"/>
          <table:table-cell table:style-name="ce4" table:formula="of:=[.F31]" office:value-type="string" office:string-value="N-35-24-29.284057 E-139-40-30.725097">
            <text:p>N-35-24-29.284057 E-139-40-30.725097</text:p>
          </table:table-cell>
          <table:table-cell table:style-name="ce4" office:value-type="string">
            <text:p>N-35-24-29.284057 E-139-40-30.725097</text:p>
          </table:table-cell>
          <table:table-cell table:style-name="ce35" table:formula="of:=IF([.E31]=&quot;&quot;;[.C31];CONCATENATE([.C31];&quot; / &quot;;[.E31]))" office:value-type="string" office:string-value=":PHOTO 記録しておきたいもの / @根岸駅＋バス、東和現場；隣接の土地 / object=塩の山 / N-35-24-29.284057 E-139-40-30.725097 / N-35-24-29.284057 E-139-40-30.725097">
            <text:p>:PHOTO 記録しておきたいもの / @根岸駅＋バス、東和現場；隣接の土地 / object=塩の山 / N-35-24-29.284057 E-139-40-30.725097 / N-35-24-29.284057 E-139-40-30.725097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1-02-06_12-49-47_000.jpg</text:p>
          </table:table-cell>
          <table:table-cell table:style-name="ce8" office:value-type="string">
            <text:p>:PHOTO 記録しておきたいもの / @根岸駅＋バス、東和現場；隣接の土地 / object=塩の山 / N-35-24-29.284057 E-139-40-30.725097</text:p>
          </table:table-cell>
          <table:table-cell table:style-name="ce20"/>
          <table:table-cell table:style-name="ce4" table:formula="of:=[.F32]" office:value-type="string" office:string-value="N-35-24-29.284057 E-139-40-30.725097">
            <text:p>N-35-24-29.284057 E-139-40-30.725097</text:p>
          </table:table-cell>
          <table:table-cell table:style-name="ce4" office:value-type="string">
            <text:p>N-35-24-29.284057 E-139-40-30.725097</text:p>
          </table:table-cell>
          <table:table-cell table:style-name="ce35" table:formula="of:=IF([.E32]=&quot;&quot;;[.C32];CONCATENATE([.C32];&quot; / &quot;;[.E32]))" office:value-type="string" office:string-value=":PHOTO 記録しておきたいもの / @根岸駅＋バス、東和現場；隣接の土地 / object=塩の山 / N-35-24-29.284057 E-139-40-30.725097 / N-35-24-29.284057 E-139-40-30.725097">
            <text:p>:PHOTO 記録しておきたいもの / @根岸駅＋バス、東和現場；隣接の土地 / object=塩の山 / N-35-24-29.284057 E-139-40-30.725097 / N-35-24-29.284057 E-139-40-30.725097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1-02-06_12-49-53_000.jpg</text:p>
          </table:table-cell>
          <table:table-cell table:style-name="ce8" office:value-type="string">
            <text:p>:PHOTO 記録しておきたいもの / @根岸駅＋バス、東和現場；隣接の土地 / object=塩の山 / N-35-24-29.284057 E-139-40-30.725097</text:p>
          </table:table-cell>
          <table:table-cell table:style-name="ce17"/>
          <table:table-cell table:style-name="ce4" table:formula="of:=[.F33]" office:value-type="string" office:string-value="N-35-24-29.284057 E-139-40-30.725097">
            <text:p>N-35-24-29.284057 E-139-40-30.725097</text:p>
          </table:table-cell>
          <table:table-cell table:style-name="ce4" office:value-type="string">
            <text:p>N-35-24-29.284057 E-139-40-30.725097</text:p>
          </table:table-cell>
          <table:table-cell table:style-name="ce35" table:formula="of:=IF([.E33]=&quot;&quot;;[.C33];CONCATENATE([.C33];&quot; / &quot;;[.E33]))" office:value-type="string" office:string-value=":PHOTO 記録しておきたいもの / @根岸駅＋バス、東和現場；隣接の土地 / object=塩の山 / N-35-24-29.284057 E-139-40-30.725097 / N-35-24-29.284057 E-139-40-30.725097">
            <text:p>:PHOTO 記録しておきたいもの / @根岸駅＋バス、東和現場；隣接の土地 / object=塩の山 / N-35-24-29.284057 E-139-40-30.725097 / N-35-24-29.284057 E-139-40-30.725097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1-02-06_14-15-43_000.jpg</text:p>
          </table:table-cell>
          <table:table-cell table:style-name="ce8" office:value-type="string">
            <text:p>:PHOTO 記録しておきたいもの / @根岸駅＋バス、東和現場；現場の前の道路 / object=直線の長い道路 / N-35-24-29.668579 E-139-40-31.054687</text:p>
          </table:table-cell>
          <table:table-cell table:style-name="ce4"/>
          <table:table-cell table:style-name="ce4" table:formula="of:=[.F34]" office:value-type="string" office:string-value="N-35-24-29.668579 E-139-40-31.054687">
            <text:p>N-35-24-29.668579 E-139-40-31.054687</text:p>
          </table:table-cell>
          <table:table-cell table:style-name="ce4" office:value-type="string">
            <text:p>N-35-24-29.668579 E-139-40-31.054687</text:p>
          </table:table-cell>
          <table:table-cell table:style-name="ce35" table:formula="of:=IF([.E34]=&quot;&quot;;[.C34];CONCATENATE([.C34];&quot; / &quot;;[.E34]))" office:value-type="string" office:string-value=":PHOTO 記録しておきたいもの / @根岸駅＋バス、東和現場；現場の前の道路 / object=直線の長い道路 / N-35-24-29.668579 E-139-40-31.054687 / N-35-24-29.668579 E-139-40-31.054687">
            <text:p>:PHOTO 記録しておきたいもの / @根岸駅＋バス、東和現場；現場の前の道路 / object=直線の長い道路 / N-35-24-29.668579 E-139-40-31.054687 / N-35-24-29.668579 E-139-40-31.054687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1-02-06_14-16-08_000.jpg</text:p>
          </table:table-cell>
          <table:table-cell table:style-name="ce8" office:value-type="string">
            <text:p>:PHOTO 記録しておきたいもの / @根岸駅＋バス、東和現場；現場の前の道路 / object=直線の長い道路 / N-35-24-30.616149 E-139-40-30.670166</text:p>
          </table:table-cell>
          <table:table-cell table:style-name="ce18"/>
          <table:table-cell table:style-name="ce4" table:formula="of:=[.F35]" office:value-type="string" office:string-value="N-35-24-30.616149 E-139-40-30.670166">
            <text:p>N-35-24-30.616149 E-139-40-30.670166</text:p>
          </table:table-cell>
          <table:table-cell table:style-name="ce4" office:value-type="string">
            <text:p>N-35-24-30.616149 E-139-40-30.670166</text:p>
          </table:table-cell>
          <table:table-cell table:style-name="ce35" table:formula="of:=IF([.E35]=&quot;&quot;;[.C35];CONCATENATE([.C35];&quot; / &quot;;[.E35]))" office:value-type="string" office:string-value=":PHOTO 記録しておきたいもの / @根岸駅＋バス、東和現場；現場の前の道路 / object=直線の長い道路 / N-35-24-30.616149 E-139-40-30.670166 / N-35-24-30.616149 E-139-40-30.670166">
            <text:p>:PHOTO 記録しておきたいもの / @根岸駅＋バス、東和現場；現場の前の道路 / object=直線の長い道路 / N-35-24-30.616149 E-139-40-30.670166 / N-35-24-30.616149 E-139-40-30.670166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2021-02-06_14-16-25_000.jpg</text:p>
          </table:table-cell>
          <table:table-cell table:style-name="ce8" office:value-type="string">
            <text:p>:PHOTO 記録しておきたいもの / @根岸駅＋バス、東和現場；現場の前の道路 / object=運河：堤防越しに写す / N-35-24-30.616149 E-139-40-30.670166</text:p>
          </table:table-cell>
          <table:table-cell table:style-name="ce19"/>
          <table:table-cell table:style-name="ce4" table:formula="of:=[.F36]" office:value-type="string" office:string-value="N-35-24-30.616149 E-139-40-30.670166">
            <text:p>N-35-24-30.616149 E-139-40-30.670166</text:p>
          </table:table-cell>
          <table:table-cell table:style-name="ce4" office:value-type="string">
            <text:p>N-35-24-30.616149 E-139-40-30.670166</text:p>
          </table:table-cell>
          <table:table-cell table:style-name="ce35" table:formula="of:=IF([.E36]=&quot;&quot;;[.C36];CONCATENATE([.C36];&quot; / &quot;;[.E36]))" office:value-type="string" office:string-value=":PHOTO 記録しておきたいもの / @根岸駅＋バス、東和現場；現場の前の道路 / object=運河：堤防越しに写す / N-35-24-30.616149 E-139-40-30.670166 / N-35-24-30.616149 E-139-40-30.670166">
            <text:p>:PHOTO 記録しておきたいもの / @根岸駅＋バス、東和現場；現場の前の道路 / object=運河：堤防越しに写す / N-35-24-30.616149 E-139-40-30.670166 / N-35-24-30.616149 E-139-40-30.670166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string">
            <text:p>2021-02-06_14-16-47_000.jpg</text:p>
          </table:table-cell>
          <table:table-cell table:style-name="ce8" office:value-type="string">
            <text:p>:PHOTO 記録しておきたいもの / @根岸駅＋バス、東和現場；現場の前の道路 / object=運河：堤防越しに写す / N-35-24-30.217895 E-139-40-30.999755</text:p>
          </table:table-cell>
          <table:table-cell table:style-name="ce17"/>
          <table:table-cell table:style-name="ce4" table:formula="of:=[.F37]" office:value-type="string" office:string-value="N-35-24-30.217895 E-139-40-30.999755">
            <text:p>N-35-24-30.217895 E-139-40-30.999755</text:p>
          </table:table-cell>
          <table:table-cell table:style-name="ce4" office:value-type="string">
            <text:p>N-35-24-30.217895 E-139-40-30.999755</text:p>
          </table:table-cell>
          <table:table-cell table:style-name="ce35" table:formula="of:=IF([.E37]=&quot;&quot;;[.C37];CONCATENATE([.C37];&quot; / &quot;;[.E37]))" office:value-type="string" office:string-value=":PHOTO 記録しておきたいもの / @根岸駅＋バス、東和現場；現場の前の道路 / object=運河：堤防越しに写す / N-35-24-30.217895 E-139-40-30.999755 / N-35-24-30.217895 E-139-40-30.999755">
            <text:p>:PHOTO 記録しておきたいもの / @根岸駅＋バス、東和現場；現場の前の道路 / object=運河：堤防越しに写す / N-35-24-30.217895 E-139-40-30.999755 / N-35-24-30.217895 E-139-40-30.999755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2021-02-06_14-23-42_000.jpg</text:p>
          </table:table-cell>
          <table:table-cell table:style-name="ce8" office:value-type="string">
            <text:p>:PHOTO 記録しておきたいもの / @根岸駅＋バス、東和現場；現場の前の道路 / object=線路：産業用 / N-35-24-37.194213 E-139-40-39.349365</text:p>
          </table:table-cell>
          <table:table-cell table:style-name="ce18"/>
          <table:table-cell table:style-name="ce4" table:formula="of:=[.F38]" office:value-type="string" office:string-value="N-35-24-37.194213 E-139-40-39.349365">
            <text:p>N-35-24-37.194213 E-139-40-39.349365</text:p>
          </table:table-cell>
          <table:table-cell table:style-name="ce4" office:value-type="string">
            <text:p>N-35-24-37.194213 E-139-40-39.349365</text:p>
          </table:table-cell>
          <table:table-cell table:style-name="ce35" table:formula="of:=IF([.E38]=&quot;&quot;;[.C38];CONCATENATE([.C38];&quot; / &quot;;[.E38]))" office:value-type="string" office:string-value=":PHOTO 記録しておきたいもの / @根岸駅＋バス、東和現場；現場の前の道路 / object=線路：産業用 / N-35-24-37.194213 E-139-40-39.349365 / N-35-24-37.194213 E-139-40-39.349365">
            <text:p>:PHOTO 記録しておきたいもの / @根岸駅＋バス、東和現場；現場の前の道路 / object=線路：産業用 / N-35-24-37.194213 E-139-40-39.349365 / N-35-24-37.194213 E-139-40-39.349365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4" office:value-type="string">
            <text:p>2021-02-06_14-23-54_000.jpg</text:p>
          </table:table-cell>
          <table:table-cell table:style-name="ce8" office:value-type="string">
            <text:p>:PHOTO 記録しておきたいもの / @根岸駅＋バス、東和現場；現場の前の道路 / object=線路：産業用 / N-35-24-37.194213 E-139-40-39.349365</text:p>
          </table:table-cell>
          <table:table-cell table:style-name="ce19"/>
          <table:table-cell table:style-name="ce4" table:formula="of:=[.F39]" office:value-type="string" office:string-value="N-35-24-37.194213 E-139-40-39.349365">
            <text:p>N-35-24-37.194213 E-139-40-39.349365</text:p>
          </table:table-cell>
          <table:table-cell table:style-name="ce4" office:value-type="string">
            <text:p>N-35-24-37.194213 E-139-40-39.349365</text:p>
          </table:table-cell>
          <table:table-cell table:style-name="ce35" table:formula="of:=IF([.E39]=&quot;&quot;;[.C39];CONCATENATE([.C39];&quot; / &quot;;[.E39]))" office:value-type="string" office:string-value=":PHOTO 記録しておきたいもの / @根岸駅＋バス、東和現場；現場の前の道路 / object=線路：産業用 / N-35-24-37.194213 E-139-40-39.349365 / N-35-24-37.194213 E-139-40-39.349365">
            <text:p>:PHOTO 記録しておきたいもの / @根岸駅＋バス、東和現場；現場の前の道路 / object=線路：産業用 / N-35-24-37.194213 E-139-40-39.349365 / N-35-24-37.194213 E-139-40-39.349365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4" office:value-type="string">
            <text:p>2021-02-06_14-26-23_000.jpg</text:p>
          </table:table-cell>
          <table:table-cell table:style-name="ce19" office:value-type="string">
            <text:p>:m 東和 PHOTO / 210206sa / 根岸駅＋バス / 国際埠頭㈱第２貯炭場 / １名 / 川本工業（三井住友建設） / 資料：現場最寄りのバス停：時刻他 / N-35-24-35.0 E-139-40-36.0</text:p>
          </table:table-cell>
          <table:table-cell table:style-name="ce17"/>
          <table:table-cell table:style-name="ce4" table:formula="of:=[.F40]" office:value-type="string" office:string-value="N-35-24-35.0 E-139-40-36.0">
            <text:p>N-35-24-35.0 E-139-40-36.0</text:p>
          </table:table-cell>
          <table:table-cell table:style-name="ce4" office:value-type="string">
            <text:p>N-35-24-35.0 E-139-40-36.0</text:p>
          </table:table-cell>
          <table:table-cell table:style-name="ce35" table:formula="of:=IF([.E40]=&quot;&quot;;[.C40];CONCATENATE([.C40];&quot; / &quot;;[.E40]))" office:value-type="string" office:string-value=":m 東和 PHOTO / 210206sa / 根岸駅＋バス / 国際埠頭㈱第２貯炭場 / １名 / 川本工業（三井住友建設） / 資料：現場最寄りのバス停：時刻他 / N-35-24-35.0 E-139-40-36.0 / N-35-24-35.0 E-139-40-36.0">
            <text:p>:m 東和 PHOTO / 210206sa / 根岸駅＋バス / 国際埠頭㈱第２貯炭場 / １名 / 川本工業（三井住友建設） / 資料：現場最寄りのバス停：時刻他 / N-35-24-35.0 E-139-40-36.0 / N-35-24-35.0 E-139-40-36.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4" office:value-type="string">
            <text:p>2021-02-06_14-26-37_000.jpg</text:p>
          </table:table-cell>
          <table:table-cell table:style-name="ce19" office:value-type="string">
            <text:p>:m 東和 PHOTO / 210206sa / 根岸駅＋バス / 国際埠頭㈱第２貯炭場 / １名 / 川本工業（三井住友建設） / 資料：現場最寄りのバス停：時刻他 / N-35-24-35.958251 E-139-40-36.492919</text:p>
          </table:table-cell>
          <table:table-cell table:style-name="ce26"/>
          <table:table-cell table:style-name="ce4" table:formula="of:=[.F41]" office:value-type="string" office:string-value="N-35-24-35.958251 E-139-40-36.492919">
            <text:p>N-35-24-35.958251 E-139-40-36.492919</text:p>
          </table:table-cell>
          <table:table-cell table:style-name="ce4" office:value-type="string">
            <text:p>N-35-24-35.958251 E-139-40-36.492919</text:p>
          </table:table-cell>
          <table:table-cell table:style-name="ce35" table:formula="of:=IF([.E41]=&quot;&quot;;[.C41];CONCATENATE([.C41];&quot; / &quot;;[.E41]))" office:value-type="string" office:string-value=":m 東和 PHOTO / 210206sa / 根岸駅＋バス / 国際埠頭㈱第２貯炭場 / １名 / 川本工業（三井住友建設） / 資料：現場最寄りのバス停：時刻他 / N-35-24-35.958251 E-139-40-36.492919 / N-35-24-35.958251 E-139-40-36.492919">
            <text:p>:m 東和 PHOTO / 210206sa / 根岸駅＋バス / 国際埠頭㈱第２貯炭場 / １名 / 川本工業（三井住友建設） / 資料：現場最寄りのバス停：時刻他 / N-35-24-35.958251 E-139-40-36.492919 / N-35-24-35.958251 E-139-40-36.492919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4" office:value-type="string">
            <text:p>2021-02-06_14-29-13_000.jpg</text:p>
          </table:table-cell>
          <table:table-cell table:style-name="ce19" office:value-type="string">
            <text:p>:m 東和 PHOTO / 210206sa / 根岸駅＋バス / 国際埠頭㈱第２貯炭場 / １名 / 川本工業（三井住友建設） / 資料：現場最寄りのバス停：時刻他 / N-35-24-37.770996 E-139-40-38.52539</text:p>
          </table:table-cell>
          <table:table-cell table:style-name="ce4"/>
          <table:table-cell table:style-name="ce4" table:formula="of:=[.F42]" office:value-type="string" office:string-value="N-35-24-37.770996 E-139-40-38.52539">
            <text:p>N-35-24-37.770996 E-139-40-38.52539</text:p>
          </table:table-cell>
          <table:table-cell table:style-name="ce4" office:value-type="string">
            <text:p>N-35-24-37.770996 E-139-40-38.52539</text:p>
          </table:table-cell>
          <table:table-cell table:style-name="ce35" table:formula="of:=IF([.E42]=&quot;&quot;;[.C42];CONCATENATE([.C42];&quot; / &quot;;[.E42]))" office:value-type="string" office:string-value=":m 東和 PHOTO / 210206sa / 根岸駅＋バス / 国際埠頭㈱第２貯炭場 / １名 / 川本工業（三井住友建設） / 資料：現場最寄りのバス停：時刻他 / N-35-24-37.770996 E-139-40-38.52539 / N-35-24-37.770996 E-139-40-38.52539">
            <text:p>:m 東和 PHOTO / 210206sa / 根岸駅＋バス / 国際埠頭㈱第２貯炭場 / １名 / 川本工業（三井住友建設） / 資料：現場最寄りのバス停：時刻他 / N-35-24-37.770996 E-139-40-38.52539 / N-35-24-37.770996 E-139-40-38.52539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4" office:value-type="string">
            <text:p>2021-02-06_21-06-10_000.jpg</text:p>
          </table:table-cell>
          <table:table-cell table:style-name="ce8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710937 E-139-34-49.434814</text:p>
          </table:table-cell>
          <table:table-cell table:style-name="ce35" table:formula="of:=IF([.E43]=&quot;&quot;;[.C43];CONCATENATE([.C43];&quot; / &quot;;[.E43]))" office:value-type="string" office:string-value=":m 食べた物">
            <text:p>:m 食べた物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4" office:value-type="string">
            <text:p>2021-02-07_01-20-07_000.jpg</text:p>
          </table:table-cell>
          <table:table-cell table:style-name="ce19" office:value-type="string">
            <text:p>:m :PHOTO 寝た時刻 / 2020</text:p>
          </table:table-cell>
          <table:table-cell table:style-name="ce4"/>
          <table:table-cell table:style-name="ce4"/>
          <table:table-cell table:style-name="ce4" office:value-type="string">
            <text:p>N-35-35-28.710937 E-139-34-49.215087</text:p>
          </table:table-cell>
          <table:table-cell table:style-name="ce35" table:formula="of:=IF([.E44]=&quot;&quot;;[.C44];CONCATENATE([.C44];&quot; / &quot;;[.E44]))" office:value-type="string" office:string-value=":m :PHOTO 寝た時刻 / 2020">
            <text:p>:m :PHOTO 寝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4" office:value-type="string">
            <text:p>2021-02-07_07-35-00_000.jpg</text:p>
          </table:table-cell>
          <table:table-cell table:style-name="ce17" office:value-type="string">
            <text:p>:m :PHOTO 起きた時刻 / 2020</text:p>
          </table:table-cell>
          <table:table-cell table:style-name="ce4"/>
          <table:table-cell table:style-name="ce4"/>
          <table:table-cell table:style-name="ce4" office:value-type="string">
            <text:p>N-35-35-28.656005 E-139-34-49.270019</text:p>
          </table:table-cell>
          <table:table-cell table:style-name="ce35" table:formula="of:=IF([.E45]=&quot;&quot;;[.C45];CONCATENATE([.C45];&quot; / &quot;;[.E45]))" office:value-type="string" office:string-value=":m :PHOTO 起きた時刻 / 2020">
            <text:p>:m :PHOTO 起き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05_18-31-10_000.mp4</text:p>
          </table:table-cell>
          <table:table-cell table:style-name="ce8" office:value-type="string">
            <text:p>:VIDEO / @自室 / 記録 / jap.flute / 演奏、play / f-2021-0205-1 / genr=f-N:relay-20</text:p>
          </table:table-cell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string" office:string-value=":VIDEO / @自室 / 記録 / jap.flute / 演奏、play / f-2021-0205-1 / genr=f-N:relay-20">
            <text:p>:VIDEO / @自室 / 記録 / jap.flute / 演奏、play / f-2021-0205-1 / genr=f-N:relay-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06_04-37-57_000.mid</text:p>
          </table:table-cell>
          <table:table-cell table:style-name="ce8" office:value-type="string">
            <text:p>:in-mid / app=perfect-piano / 演奏、play / id-2021-0206-1 / category=melody,inst=~,for=~,genre=~</text:p>
          </table:table-cell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string" office:string-value=":in-mid / app=perfect-piano / 演奏、play / id-2021-0206-1 / category=melody,inst=~,for=~,genre=~">
            <text:p>:in-mid / app=perfect-piano / 演奏、play / id-2021-0206-1 / category=melody,inst=~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06_15-11-39_000.mid</text:p>
          </table:table-cell>
          <table:table-cell table:style-name="ce8" office:value-type="string">
            <text:p>:in-mid / app=perfect-piano / 演奏、play / id-2021-0206-2 / category=melody,inst=~,for=~,genre=~</text:p>
          </table:table-cell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string" office:string-value=":in-mid / app=perfect-piano / 演奏、play / id-2021-0206-2 / category=melody,inst=~,for=~,genre=~">
            <text:p>:in-mid / app=perfect-piano / 演奏、play / id-2021-0206-2 / category=melody,inst=~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9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7">2021/02/07</text:date>, <text:time>09:12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07T09:12:50.99</dc:date>
    <dc:creator>iwabuchi ken</dc:creator>
    <meta:editing-duration>P31DT19M5S</meta:editing-duration>
    <meta:editing-cycles>11575</meta:editing-cycles>
    <meta:document-statistic meta:table-count="1" meta:cell-count="560" meta:object-count="0"/>
  </office:meta>
</office:document-meta>
</file>